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aac" officeooo:paragraph-rsid="0001c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dientes:<text:line-break/></text:p>
      <text:p text:style-name="P1">Cambiar fuente y tamaño</text:p>
      <text:p text:style-name="P1"/>
      <text:p text:style-name="P1">Ajustar tamaño imagen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8:21:34.862289549</meta:creation-date>
    <dc:date>2021-10-09T18:23:06.133809140</dc:date>
    <meta:editing-duration>PT1M31S</meta:editing-duration>
    <meta:editing-cycles>1</meta:editing-cycles>
    <meta:document-statistic meta:table-count="0" meta:image-count="0" meta:object-count="0" meta:page-count="1" meta:paragraph-count="3" meta:word-count="8" meta:character-count="58" meta:non-whitespace-character-count="52"/>
    <meta:generator>LibreOffice/6.4.7.2$Linux_X86_64 LibreOffice_project/40$Build-2</meta:generator>
  </office:meta>
</office:document-meta>
</file>